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8bf21" officeooo:paragraph-rsid="0018bf21"/>
    </style:style>
    <style:style style:name="P3" style:family="paragraph" style:parent-style-name="Text_20_body" style:list-style-name="L2">
      <style:text-properties officeooo:rsid="00197485" officeooo:paragraph-rsid="00197485"/>
    </style:style>
    <style:style style:name="P4" style:family="paragraph" style:parent-style-name="Text_20_body" style:list-style-name="L1">
      <style:text-properties officeooo:rsid="00197485" officeooo:paragraph-rsid="00197485"/>
    </style:style>
    <style:style style:name="P5" style:family="paragraph" style:parent-style-name="Text_20_body" style:list-style-name="L2">
      <style:text-properties officeooo:paragraph-rsid="00197485"/>
    </style:style>
    <style:style style:name="P6" style:family="paragraph" style:parent-style-name="Text_20_body" style:list-style-name="L1">
      <style:text-properties officeooo:rsid="0019b0b0" officeooo:paragraph-rsid="0019b0b0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8bf21"/>
    </style:style>
    <style:style style:name="T2" style:family="text">
      <style:text-properties officeooo:rsid="00197485"/>
    </style:style>
    <style:style style:name="T3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DO</text:h>
      <text:list xml:id="list1477275421839467690" text:style-name="L2">
        <text:list-item>
          <text:p text:style-name="P5"><text:span text:style-name="T2">Jquery mobile:<text:line-break/></text:span><text:span text:style-name="Source_20_Text">&lt;html&gt;</text:span></text:p>
        </text:list-item>
      </text:list>
      <text:p text:style-name="Preformatted_20_Text"><text:span text:style-name="Source_20_Text">&lt;head&gt;</text:span></text:p>
      <text:p text:style-name="Preformatted_20_Text"/>
      <text:p text:style-name="Preformatted_20_Text"><text:span text:style-name="Source_20_Text"><text:s text:c="2"/>&lt;title&gt;jQuery Mobile page&lt;/title&gt;</text:span></text:p>
      <text:p text:style-name="Preformatted_20_Text"><text:span text:style-name="Source_20_Text"><text:s text:c="2"/>&lt;meta charset="utf-8" /&gt;</text:span></text:p>
      <text:p text:style-name="Preformatted_20_Text"><text:span text:style-name="Source_20_Text"><text:s text:c="2"/>&lt;meta name="viewport" content="width=device-width, initial-scale=1"&gt;</text:span></text:p>
      <text:p text:style-name="Preformatted_20_Text"><text:span text:style-name="Source_20_Text"><text:s text:c="2"/></text:span><text:span text:style-name="Source_20_Text"><text:span text:style-name="T3">&lt;link rel="stylesheet" href="css/themes/my-custom-theme.css" /&gt;</text:span></text:span></text:p>
      <text:p text:style-name="Preformatted_20_Text"><text:span text:style-name="Source_20_Text"><text:s text:c="4"/>&lt;link rel="stylesheet" href="http://code.jquery.com/mobile/1.3.2/jquery.mobile.structure-1.3.2.min.css" /&gt; </text:span></text:p>
      <text:p text:style-name="Preformatted_20_Text"><text:span text:style-name="Source_20_Text"><text:s text:c="2"/>&lt;script src="http://code.jquery.com/jquery-1.9.1.min.js"&gt;&lt;/script&gt; </text:span></text:p>
      <text:p text:style-name="Preformatted_20_Text"><text:span text:style-name="Source_20_Text"><text:s text:c="2"/>&lt;script src="http://code.jquery.com/mobile/1.3.2/jquery.mobile-1.3.2.min.js"&gt;&lt;/script&gt; </text:span></text:p>
      <text:p text:style-name="Preformatted_20_Text"/>
      <text:p text:style-name="P7"><text:span text:style-name="Source_20_Text">&lt;/head&gt;</text:span></text:p>
      <text:list xml:id="list133803941721495" text:continue-numbering="true" text:style-name="L2">
        <text:list-item>
          <text:p text:style-name="P3"/>
        </text:list-item>
      </text:list>
      <text:h text:style-name="Heading_20_1" text:outline-level="1">DONE</text:h>
      <text:list xml:id="list794152308214108027" text:style-name="L1">
        <text:list-item>
          <text:p text:style-name="P1"><text:date style:data-style-name="N30" text:date-value="2015-01-30T12:25:05.651060538" text:fixed="true">30.01.15</text:date>: <text:span text:style-name="T1">JavaScript-Bibliotheken aktualisiert</text:span></text:p>
          <text:list>
            <text:list-item>
              <text:p text:style-name="P2">backbone: 1.1.2</text:p>
            </text:list-item>
            <text:list-item>
              <text:p text:style-name="P2">jquery: <text:span text:style-name="T2">2.1.3</text:span></text:p>
            </text:list-item>
            <text:list-item>
              <text:p text:style-name="P4">jquery mobile: 1.4.5 mit css aus 1.3.2 importiert über ThemeRoller: fb3</text:p>
            </text:list-item>
            <text:list-item>
              <text:p text:style-name="P6">purl.js (hat sich kaum geändert)</text:p>
            </text:list-item>
            <text:list-item>
              <text:p text:style-name="P6">underscore: 1.7.0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8M37S</meta:editing-duration>
    <meta:editing-cycles>3</meta:editing-cycles>
    <meta:generator>LibreOffice/4.3.3.2$Linux_X86_64 LibreOffice_project/430m0$Build-2</meta:generator>
    <dc:date>2015-01-30T13:38:03.646676152</dc:date>
    <dc:description>neu 2015</dc:description>
    <dc:subject>fb3</dc:subject>
    <dc:title>Dokumentation</dc:title>
    <dc:creator>Frank Baethge</dc:creator>
    <meta:document-statistic meta:table-count="0" meta:image-count="0" meta:object-count="0" meta:page-count="1" meta:paragraph-count="19" meta:word-count="62" meta:character-count="715" meta:non-whitespace-character-count="660"/>
    <meta:user-defined meta:name="Info 1"/>
    <meta:user-defined meta:name="Info 2"/>
    <meta:user-defined meta:name="Info 3"/>
    <meta:user-defined meta:name="Info 4"/>
  </office:meta>
</office:document-meta>
</file>